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Heading_20_1">
      <style:text-properties fo:color="#ff0000"/>
    </style:style>
    <style:style style:name="P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1"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3"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1">unlike the simple checking of just one predicate in the n_IsIntegerGreaterThanZero construct</text:span><text:span text:style-name="T2">.</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1">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1">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ed Kosan</meta:initial-creator>
    <meta:creation-date>2008-11-10T22:36:29</meta:creation-date>
    <dc:date>2009-05-17T21:14:06</dc:date>
    <meta:editing-cycles>2</meta:editing-cycles>
    <meta:editing-duration>PT00H15M02S</meta:editing-duration>
    <meta:document-statistic meta:table-count="0" meta:image-count="0" meta:object-count="0" meta:page-count="67" meta:paragraph-count="1752" meta:word-count="16778" meta:character-count="106552"/>
    <meta:user-defined meta:name="Info 1"/>
    <meta:user-defined meta:name="Info 2"/>
    <meta:user-defined meta:name="Info 3"/>
    <meta:user-defined meta:name="Info 4"/>
  </office:meta>
</office:document-meta>
</file>